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1" style:family="text">
      <style:text-properties officeooo:rsid="0014fe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youtu.be/papuvlVeZg8-rockabye" text:style-name="Internet_20_link" text:visited-style-name="Visited_20_Internet_20_Link">https://youtu.be/papuvlVeZg8-</text:a><text:a xlink:type="simple" xlink:href="https://youtu.be/papuvlVeZg8-rockabye" text:style-name="Internet_20_link" text:visited-style-name="Visited_20_Internet_20_Link"><text:span text:style-name="T1">rockabye</text:span></text:a></text:p>
      <text:p text:style-name="Standard"/>
      <text:p text:style-name="Standard"><text:a xlink:type="simple" xlink:href="https://youtu.be/aatr_2MstrI-symphony" text:style-name="Internet_20_link" text:visited-style-name="Visited_20_Internet_20_Link">https://youtu.be/aatr_2MstrI-</text:a><text:a xlink:type="simple" xlink:href="https://youtu.be/aatr_2MstrI-symphony" text:style-name="Internet_20_link" text:visited-style-name="Visited_20_Internet_20_Link"><text:span text:style-name="T1">symphony</text:span></text:a></text:p>
      <text:p text:style-name="Standard"><text:a xlink:type="simple" xlink:href="https://youtu.be/yC8SPG2LwSA-tick" text:style-name="Internet_20_link" text:visited-style-name="Visited_20_Internet_20_Link">https://youtu.be/yC8SPG2LwSA-</text:a><text:a xlink:type="simple" xlink:href="https://youtu.be/yC8SPG2LwSA-tick" text:style-name="Internet_20_link" text:visited-style-name="Visited_20_Internet_20_Link"><text:span text:style-name="T1">tick</text:span></text:a><text:span text:style-name="T1"> tock</text:span></text:p>
      <text:p text:style-name="Standard"><text:a xlink:type="simple" xlink:href="https://youtu.be/hlznpxNGFGQ?list=RDyC8SPG2LwSA-baby" text:style-name="Internet_20_link" text:visited-style-name="Visited_20_Internet_20_Link">https://youtu.be/hlznpxNGFGQ?list=RDyC8SPG2LwSA-</text:a><text:a xlink:type="simple" xlink:href="https://youtu.be/hlznpxNGFGQ?list=RDyC8SPG2LwSA-baby" text:style-name="Internet_20_link" text:visited-style-name="Visited_20_Internet_20_Link"><text:span text:style-name="T1">baby</text:span></text:a></text:p>
      <text:p text:style-name="Standard"><text:a xlink:type="simple" xlink:href="https://youtu.be/dc-nyGo0aC8-tears" text:style-name="Internet_20_link" text:visited-style-name="Visited_20_Internet_20_Link">https://youtu.be/dc-nyGo0aC8-</text:a><text:a xlink:type="simple" xlink:href="https://youtu.be/dc-nyGo0aC8-tears" text:style-name="Internet_20_link" text:visited-style-name="Visited_20_Internet_20_Link"><text:span text:style-name="T1">tears</text:span></text:a></text:p>
      <text:p text:style-name="Standard"><text:a xlink:type="simple" xlink:href="https://youtu.be/uZs1AHQBz24?list=RDdc-nyGo0aC8-miss" text:style-name="Internet_20_link" text:visited-style-name="Visited_20_Internet_20_Link">https://youtu.be/uZs1AHQBz24?list=RDdc-nyGo0aC8-</text:a><text:a xlink:type="simple" xlink:href="https://youtu.be/uZs1AHQBz24?list=RDdc-nyGo0aC8-miss" text:style-name="Internet_20_link" text:visited-style-name="Visited_20_Internet_20_Link"><text:span text:style-name="T1">miss</text:span></text:a><text:span text:style-name="T1"> you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7T14:03:35.193748855</meta:creation-date>
    <meta:editing-duration>PT56S</meta:editing-duration>
    <meta:editing-cycles>2</meta:editing-cycles>
    <meta:generator>LibreOffice/7.0.4.2$Linux_X86_64 LibreOffice_project/00$Build-2</meta:generator>
    <dc:date>2021-02-27T14:04:30.027741330</dc:date>
    <meta:document-statistic meta:table-count="0" meta:image-count="0" meta:object-count="0" meta:page-count="1" meta:paragraph-count="6" meta:word-count="8" meta:character-count="254" meta:non-whitespace-character-count="252"/>
  </office:meta>
</office:document-meta>
</file>